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800080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ff6600" draw:opacity="25%"/>
      <style:paragraph-properties fo:text-align="center"/>
      <style:text-properties fo:font-size="12pt"/>
    </style:style>
    <style:style style:name="P7" style:family="paragraph">
      <loext:graphic-properties draw:fill-color="#801900" draw:opacity="25%"/>
      <style:paragraph-properties fo:text-align="center"/>
      <style:text-properties fo:font-size="12pt"/>
    </style:style>
    <style:style style:name="P8" style:family="paragraph">
      <loext:graphic-properties draw:fill-color="#ff6600"/>
      <style:paragraph-properties fo:text-align="center"/>
      <style:text-properties fo:font-size="12pt"/>
    </style:style>
    <style:style style:name="P9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10" style:family="paragraph">
      <loext:graphic-properties draw:fill-color="#99ff66"/>
      <style:paragraph-properties fo:text-align="center"/>
      <style:text-properties fo:font-size="12pt"/>
    </style:style>
    <style:style style:name="gr1" style:family="graphic">
      <style:graphic-properties draw:fill="solid" draw:fill-color="#80008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73" draw:style-name="gr4" draw:text-style-name="P5" svg:width="0.1343in" svg:height="0.1343in" svg:x="5.4335in" svg:y="0.4201in"><text:p/><draw:enhanced-geometry svg:viewBox="0 0 21600 21600" draw:type="rectangle" draw:enhanced-path="M 0 0 L 21600 0 21600 21600 0 21600 0 0 Z N"/></draw:custom-shape><draw:custom-shape text:anchor-type="paragraph" draw:z-index="8" draw:name="Shape 3" draw:style-name="gr5" draw:text-style-name="P6" svg:width="0.1335in" svg:height="0.1335in" svg:x="2.4402in" svg:y="0.4098in"><text:p/><draw:enhanced-geometry svg:viewBox="0 0 21600 21600" draw:mirror-horizontal="false" draw:mirror-vertical="false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2" draw:style-name="gr3" draw:text-style-name="P4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0" draw:text-style-name="P9" svg:width="0.1335in" svg:height="0.1335in" svg:x="0.42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1" draw:text-style-name="P10" svg:width="0.1335in" svg:height="0.1335in" svg:x="0.4181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6" draw:style-name="gr1" draw:text-style-name="P3" svg:width="0.1358in" svg:height="0.1358in" svg:x="0.4063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2" draw:style-name="gr7" draw:text-style-name="P7" svg:width="0.1343in" svg:height="0.1343in" svg:x="0.3909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9" draw:text-style-name="P8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1" draw:style-name="gr8" draw:text-style-name="P5" svg:width="0.1358in" svg:height="0.1358in" svg:x="0.3854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5" draw:style-name="gr2" draw:text-style-name="P3" svg:width="0.1335in" svg:height="0.1335in" svg:x="0.4272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7" draw:name="Shape 1" draw:style-name="gr6" draw:text-style-name="P7" svg:width="0.135in" svg:height="0.135in" svg:x="0.45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5" draw:text-style-name="P6" svg:width="0.1335in" svg:height="0.1335in" svg:x="0.4055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" draw:style-name="gr4" draw:text-style-name="P5" svg:width="0.1343in" svg:height="0.1343in" svg:x="0.4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7:58:35.873306013</dc:date>
    <meta:editing-duration>PT1H33M9S</meta:editing-duration>
    <meta:editing-cycles>12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